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968d" officeooo:paragraph-rsid="000f968d"/>
    </style:style>
    <style:style style:name="P2" style:family="paragraph" style:parent-style-name="Standard">
      <style:text-properties officeooo:rsid="0010a483" officeooo:paragraph-rsid="0010a483"/>
    </style:style>
    <style:style style:name="P3" style:family="paragraph" style:parent-style-name="Standard">
      <style:text-properties officeooo:rsid="0011e852" officeooo:paragraph-rsid="0011e8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t tree of life</text:p>
      <text:p text:style-name="P1"/>
      <text:p text:style-name="P1">diversity of microbial life far exceeds the diversity of all other life put together</text:p>
      <text:p text:style-name="P1"/>
      <text:p text:style-name="P1">mutations</text:p>
      <text:p text:style-name="P1">metabolism</text:p>
      <text:p text:style-name="P1">getting and using energy</text:p>
      <text:p text:style-name="P1"/>
      <text:p text:style-name="P1">archae</text:p>
      <text:p text:style-name="P1">bacteria</text:p>
      <text:p text:style-name="P1">eukaryotes</text:p>
      <text:p text:style-name="P1"/>
      <text:p text:style-name="P1">current spreads out DNA</text:p>
      <text:p text:style-name="P1">smaller fragments move faster through gel</text:p>
      <text:p text:style-name="P1"/>
      <text:p text:style-name="P2">genome – thermatoga</text:p>
      <text:p text:style-name="P2"/>
      <text:p text:style-name="P2">shotgun sequencing</text:p>
      <text:p text:style-name="P2">thermatoga is a bacteria that shares alot of characteristics with archae</text:p>
      <text:p text:style-name="P2"/>
      <text:p text:style-name="P3">paramount in maintaining the chemistry of the biosp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7M56S</meta:editing-duration>
    <meta:editing-cycles>3</meta:editing-cycles>
    <meta:generator>LibreOffice/5.2.3.3$Windows_x86 LibreOffice_project/d54a8868f08a7b39642414cf2c8ef2f228f780cf</meta:generator>
    <dc:date>2017-07-22T17:46:28.335000000</dc:date>
    <meta:document-statistic meta:table-count="0" meta:image-count="0" meta:object-count="0" meta:page-count="1" meta:paragraph-count="14" meta:word-count="60" meta:character-count="401" meta:non-whitespace-character-count="354"/>
    <meta:user-defined meta:name="Info 1"/>
    <meta:user-defined meta:name="Info 2"/>
    <meta:user-defined meta:name="Info 3"/>
    <meta:user-defined meta:name="Info 4"/>
  </office:meta>
</office:document-meta>
</file>